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Tag.setStopPage( String isPageStopp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Tag.setShowBody( String isBodySh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Tag.doEndTa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ampleTag.doStartTa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